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_1043__1080__1087__1077__1088__1089__1089__1099__1083__1082__1072_" style:data-style-name="N0"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2.197291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9.6043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reball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column table:style-name="co7" table:number-columns-repeated="15363" table:default-cell-style-name="ce1"/>
        <table:table-row table:style-name="ro1">
          <table:table-cell office:value-type="string" table:style-name="ce2">
            <text:p>Reference</text:p>
          </table:table-cell>
          <table:table-cell office:value-type="string" table:style-name="ce3">
            <text:p><text:s/>Quantity</text:p>
          </table:table-cell>
          <table:table-cell office:value-type="string" table:style-name="ce2">
            <text:p><text:s/>Value</text:p>
          </table:table-cell>
          <table:table-cell office:value-type="string" table:style-name="ce2">
            <text:p>Farnell price (Euro)</text:p>
          </table:table-cell>
          <table:table-cell office:value-type="string" table:style-name="ce2">
            <text:p>Farnell link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6">
            <text:p>C1 C2 C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15uF 50V</text:p>
          </table:table-cell>
          <table:table-cell office:value-type="float" office:value="25.17" table:formula="of:=[.B2]*8.39" table:style-name="ce1">
            <text:p>25,17</text:p>
          </table:table-cell>
          <table:table-cell office:value-type="string" table:style-name="ce5">
            <text:p><text:a xlink:href="https://lv.farnell.com/kemet/t495x156k050ate200/cap-15-f-50v-10-2917-smd/dp/1358517">https://lv.farnell.com/kemet/t495x156k050ate200/cap-15-f-50v-10-2917-smd/dp/1358517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4 C5 C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10 µF 35V</text:p>
          </table:table-cell>
          <table:table-cell office:value-type="float" office:value="0.61399999999999999" table:style-name="ce1">
            <text:p>0,614</text:p>
          </table:table-cell>
          <table:table-cell office:value-type="string" table:style-name="ce5">
            <text:p><text:a xlink:href="https://uk.farnell.com/tdk/c2012x5r1v106k085ac/cap-10-f-35v-10-x5r-0805/dp/2528772">https://uk.farnell.com/tdk/c2012x5r1v106k085ac/cap-10-f-35v-10-x5r-0805/dp/2528772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BRS540T3G</text:p>
          </table:table-cell>
          <table:table-cell office:value-type="float" office:value="0.52700000000000002" table:style-name="ce1">
            <text:p>0,527</text:p>
          </table:table-cell>
          <table:table-cell office:value-type="string" table:style-name="ce5">
            <text:p><text:a xlink:href="http://lv.farnell.com/on-semiconductor/mbrs540t3g/diode-schottky-power-40v-5a-smc/dp/2101838">http://lv.farnell.com/on-semiconductor/mbrs540t3g/diode-schottky-power-40v-5a-smc/dp/2101838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D2 D3 D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SS14</text:p>
          </table:table-cell>
          <table:table-cell office:value-type="float" office:value="1.1040000000000001" table:style-name="ce1">
            <text:p>1,104</text:p>
          </table:table-cell>
          <table:table-cell office:value-type="string" table:style-name="ce5">
            <text:p><text:a xlink:href="http://lv.farnell.com/multicomp/ss14/diode-schottky-1a-40v/dp/4085159">http://lv.farnell.com/multicomp/ss14/diode-schottky-1a-40v/dp/4085159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1 J10 J11 J12 J13 J14 J15 J16 J17 J18 J19 J2 J20 J3 J4 J5 J6 J7 J8 J9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63849-1</text:p>
          </table:table-cell>
          <table:table-cell office:value-type="float" office:value="0.58799999999999997" table:style-name="ce1">
            <text:p>0,588</text:p>
          </table:table-cell>
          <table:table-cell office:value-type="string" table:style-name="ce5">
            <text:p><text:a xlink:href="http://lv.farnell.com/te-connectivity-amp/63849-1/tab-250-pcb-032tpbr/dp/1772662">http://lv.farnell.com/te-connectivity-amp/63849-1/tab-250-pcb-032tpbr/dp/1772662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1 L2 L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CSD75-470KU</text:p>
          </table:table-cell>
          <table:table-cell office:value-type="float" office:value="2.0339999999999998" table:style-name="ce1">
            <text:p>2,034</text:p>
          </table:table-cell>
          <table:table-cell office:value-type="string" table:style-name="ce5">
            <text:p><text:a xlink:href="http://lv.farnell.com/multicomp/mcsd75-470ku/inductor-47uh-10-smd/dp/1864141">http://lv.farnell.com/multicomp/mcsd75-470ku/inductor-47uh-10-smd/dp/1864141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R1 R2 R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ERJ14BQFR30U</text:p>
          </table:table-cell>
          <table:table-cell office:value-type="float" office:value="7.6399999999999996E-2" table:style-name="ce1">
            <text:p>0,0764</text:p>
          </table:table-cell>
          <table:table-cell office:value-type="string" table:style-name="ce5">
            <text:p><text:a xlink:href="https://lv.farnell.com/panasonic/erj14bqfr30u/current-sense-res-0r3-1-500-mw/dp/2797506">https://lv.farnell.com/panasonic/erj14bqfr30u/current-sense-res-0r3-1-500-mw/dp/2797506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U1 U2 U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AL8860WT-7</text:p>
          </table:table-cell>
          <table:table-cell office:value-type="float" office:value="0.33800000000000002" table:style-name="ce1">
            <text:p>0,338</text:p>
          </table:table-cell>
          <table:table-cell office:value-type="string" table:style-name="ce1">
            <text:p>https://lv.farnell.com/diodes-inc/al8860wt-7/led-driver-buck-1mhz-tsot-25-5/dp/270952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ED1 LED2 LED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ASMG-ST00-00001 - <text:s/>High Brightness LED, Red, Green, Blue, 170 °, R 2.2V, G 3.4V, B 3.4V, R 623nm, G 525nm, B 465nm</text:p>
          </table:table-cell>
          <table:table-cell office:value-type="float" office:value="7.44" table:style-name="ce1">
            <text:p>7,44</text:p>
          </table:table-cell>
          <table:table-cell office:value-type="string" table:style-name="ce5">
            <text:p><text:a xlink:href="https://uk.farnell.com/broadcom-limited/asmg-st00-00001/led-hb-rgb-55-95-20lm/dp/2858852RL">https://uk.farnell.com/broadcom-limited/asmg-st00-00001/led-hb-rgb-55-95-20lm/dp/2858852RL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R4 R5 R6<text:s/>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0 Omhs 1206</text:p>
          </table:table-cell>
          <table:table-cell office:value-type="float" office:value="0.69899999999999995" table:style-name="ce1">
            <text:p>0,699</text:p>
          </table:table-cell>
          <table:table-cell office:value-type="string" table:style-name="ce5">
            <text:p><text:a xlink:href="https://lv.farnell.com/vishay/wsl120600000zea9/current-sense-res-0r0-250-mw-1206/dp/1107346">https://lv.farnell.com/vishay/wsl120600000zea9/current-sense-res-0r0-250-mw-1206/dp/1107346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BGA-STD-010 - <text:s/>Heat Sink, For Ball Grid Array, Standard, 27 °C/W, BGA, 13.5 mm, 10 mm, 13 mm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5">
            <text:p><text:a xlink:href="https://uk.farnell.com/abl-heatsinks/bga-std-010/heat-sink-bga-standard-27-c-w/dp/2084424">https://uk.farnell.com/abl-heatsinks/bga-std-010/heat-sink-bga-standard-27-c-w/dp/2084424</text:a>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1">
            <text:p>XT60 Mal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1">
            <text:p>Dupont 3-pin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0.3" table:style-name="ce4">
            <text:p>0,3</text:p>
          </table:table-cell>
          <table:table-cell office:value-type="string" table:style-name="ce1">
            <text:p>18 AWG Red+Blac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ummary (net)</text:p>
          </table:table-cell>
          <table:table-cell office:value-type="float" office:value="0.3" table:style-name="ce4">
            <text:p>0,3</text:p>
          </table:table-cell>
          <table:table-cell office:value-type="string" table:style-name="ce1">
            <text:p>26 AWG 3-wire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float" office:value="39.590400000000002" table:formula="of:=SUM([.D2:.D12])" table:style-name="ce1">
            <text:p>39,5904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silenko Andrey</meta:initial-creator>
    <dc:creator>Vasilenko Andrey</dc:creator>
    <meta:creation-date>2019-05-29T19:05:43Z</meta:creation-date>
    <dc:date>2019-10-15T10:02:32Z</dc:date>
    <meta:editing-cycles>12</meta:editing-cycles>
    <meta:editing-duration>PT3600S</meta:editing-duration>
  </office:meta>
</office:document-meta>
</file>